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Courier New3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List_20_Paragraph" style:list-style-name="WWNum1">
      <style:paragraph-properties fo:margin-left="1.27cm" fo:margin-right="0cm" fo:text-indent="-0.635cm" style:auto-text-indent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3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/>
      <style:text-properties officeooo:paragraph-rsid="0011eb43"/>
    </style:style>
    <style:style style:name="P18" style:family="paragraph" style:parent-style-name="Standard">
      <style:text-properties style:font-name="Noto Mono" fo:font-size="9pt" fo:language="en" fo:country="US" style:font-size-asian="9pt" style:font-size-complex="9pt"/>
    </style:style>
    <style:style style:name="P19" style:family="paragraph" style:parent-style-name="Standard">
      <style:text-properties style:font-name="Noto Mono" fo:font-size="9pt" style:font-size-asian="9pt" style:font-size-complex="9pt"/>
    </style:style>
    <style:style style:name="P20" style:family="paragraph" style:parent-style-name="Standard">
      <style:paragraph-properties fo:margin-left="0cm" fo:margin-right="0cm" fo:margin-top="0.499cm" fo:margin-bottom="0.199cm" style:contextual-spacing="false" fo:line-height="0.423cm" fo:text-align="start" style:justify-single-word="false" fo:hyphenation-ladder-count="no-limit" fo:text-indent="0cm" style:auto-text-indent="false"/>
      <style:text-properties style:font-name="Courier New" officeooo:paragraph-rsid="0011eb4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font-name="Courier New" fo:font-size="12pt" fo:font-weight="normal" officeooo:paragraph-rsid="0011eb4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Times New Roman" fo:font-size="14pt" fo:letter-spacing="normal" fo:font-weight="bold" officeooo:paragraph-rsid="0011eb43" fo:background-color="transparent" style:font-name-asian="Times New Roman1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Courier New1" fo:font-size="9pt" fo:letter-spacing="normal" officeooo:paragraph-rsid="0011eb43" fo:background-color="#ffffff" style:font-name-asian="Courier New2" style:font-size-asian="9pt" style:font-name-complex="Courier New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Courier New1" fo:font-size="12pt" fo:letter-spacing="normal" officeooo:paragraph-rsid="0011eb43" fo:background-color="#ffffff" style:font-name-asian="Courier New2" style:font-size-asian="12pt" style:font-name-complex="Courier New2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style:use-window-font-color="true" loext:opacity="0%" style:font-name="Courier New" fo:font-size="12pt" fo:letter-spacing="normal" fo:font-weight="normal" officeooo:paragraph-rsid="0011eb43" fo:background-color="transparent" style:font-name-asian="Times New Roman1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officeooo:paragraph-rsid="0011eb4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cm" fo:margin-right="0cm" fo:margin-top="0.499cm" fo:margin-bottom="0.199cm" style:contextual-spacing="false" fo:line-height="0.423cm" fo:text-align="start" style:justify-single-word="false" fo:keep-together="always" fo:hyphenation-ladder-count="no-limit" fo:text-indent="0cm" style:auto-text-indent="false" fo:keep-with-next="always"/>
      <style:text-properties officeooo:paragraph-rsid="0011eb4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fo:color="#000000" loext:opacity="100%" style:font-name="Courier New" fo:font-size="12pt" officeooo:paragraph-rsid="0011eb4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text-indent="0cm" style:auto-text-indent="false"/>
      <style:text-properties fo:font-size="12pt" officeooo:paragraph-rsid="0011eb43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text-properties officeooo:paragraph-rsid="0011eb43"/>
    </style:style>
    <style:style style:name="P31" style:family="paragraph" style:parent-style-name="Standard_20__28_user_29_">
      <style:text-properties style:font-name="Times New Roman" fo:font-size="14pt" style:font-size-asian="14pt" style:font-name-complex="Times New Roman1" style:font-size-complex="14pt"/>
    </style:style>
    <style:style style:name="P3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 fo:background-color="#ffffff"/>
    </style:style>
    <style:style style:name="P3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language="ru" fo:country="RU" fo:font-weight="normal" style:font-weight-asian="normal" style:font-weight-complex="normal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9" style:family="text">
      <style:text-properties style:font-name="Times New Roman" fo:font-size="14pt" style:font-size-asian="14pt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 fo:background-color="#ffffff"/>
    </style:style>
    <style:style style:name="T14" style:family="text">
      <style:text-properties style:font-name="Times New Roman" fo:font-size="14pt" fo:language="en" fo:country="US" style:font-size-asian="14pt" style:font-size-complex="14pt"/>
    </style:style>
    <style:style style:name="T15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4pt" fo:language="en" fo:country="US" fo:font-weight="bold" officeooo:rsid="0011eb43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1" style:family="text">
      <style:text-properties style:font-name="Times New Roman" fo:font-size="14pt" fo:language="ru" fo:country="RU" style:font-size-asian="14pt" style:font-name-complex="Times New Roman1" style:font-size-complex="14pt" fo:background-color="#ffffff"/>
    </style:style>
    <style:style style:name="T22" style:family="text">
      <style:text-properties style:font-name="Times New Roman" fo:font-size="14pt" fo:language="ru" fo:country="RU" style:font-size-asian="14pt" style:font-size-complex="14pt"/>
    </style:style>
    <style:style style:name="T23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27" style:family="text">
      <style:text-properties style:use-window-font-color="true" loext:opacity="0%" style:font-name="Times New Roman" fo:font-size="18pt" fo:language="ru" fo:country="RU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style:font-weight-complex="bold"/>
    </style:style>
    <style:style style:name="T28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9" style:family="text">
      <style:text-properties style:use-window-font-color="true" loext:opacity="0%" style:font-name="Times New Roman" fo:font-size="16pt" fo:language="ru" fo:country="RU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30" style:family="text">
      <style:text-properties style:use-window-font-color="true" loext:opacity="0%" style:font-name="Times New Roman" fo:font-size="14pt" fo:letter-spacing="normal" fo:font-weight="bold" fo:background-color="transparent" loext:char-shading-value="0" style:font-name-asian="Times New Roman1" style:font-size-asian="14pt" style:font-weight-asian="bold" style:font-name-complex="Times New Roman1"/>
    </style:style>
    <style:style style:name="T31" style:family="text">
      <style:text-properties style:use-window-font-color="true" loext:opacity="0%" style:font-name="Times New Roman" fo:font-size="14pt" fo:letter-spacing="normal" fo:font-weight="bold" officeooo:rsid="00083dcc" fo:background-color="transparent" loext:char-shading-value="0" style:font-name-asian="Times New Roman1" style:font-size-asian="14pt" style:font-weight-asian="bold" style:font-name-complex="Times New Roman1"/>
    </style:style>
    <style:style style:name="T32" style:family="text">
      <style:text-properties style:use-window-font-color="true" loext:opacity="0%" style:font-name="Times New Roman" fo:font-size="9pt" fo:letter-spacing="normal" fo:background-color="transparent" loext:char-shading-value="0" style:font-name-asian="Times New Roman1" style:font-size-asian="9pt" style:font-name-complex="Times New Roman1"/>
    </style:style>
    <style:style style:name="T33" style:family="text">
      <style:text-properties style:use-window-font-color="true" loext:opacity="0%" style:font-name="Courier New1" fo:font-size="9pt" fo:letter-spacing="normal" fo:background-color="#ffffff" loext:char-shading-value="0" style:font-name-asian="Courier New2" style:font-size-asian="9pt" style:font-name-complex="Courier New2"/>
    </style:style>
    <style:style style:name="T34" style:family="text">
      <style:text-properties style:use-window-font-color="true" loext:opacity="0%" style:font-name="Courier New1" fo:font-size="12pt" fo:letter-spacing="normal" fo:background-color="#ffffff" loext:char-shading-value="0" style:font-name-asian="Courier New2" style:font-size-asian="12pt" style:font-name-complex="Courier New2" style:font-size-complex="12pt"/>
    </style:style>
    <style:style style:name="T35" style:family="text">
      <style:text-properties style:use-window-font-color="true" loext:opacity="0%" style:font-name="Courier New1" fo:letter-spacing="normal" fo:background-color="#ffffff" loext:char-shading-value="0" style:font-name-asian="Courier New2" style:font-name-complex="Courier New2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style:font-name="Noto Mono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39" style:family="text">
      <style:text-properties style:font-name="Noto Mono" fo:font-size="9pt" style:font-size-asian="9pt" style:font-size-complex="9pt"/>
    </style:style>
    <style:style style:name="T40" style:family="text">
      <style:text-properties fo:font-variant="normal" fo:text-transform="none" style:use-window-font-color="true" loext:opacity="0%" style:font-name="Courier New1" fo:letter-spacing="normal" fo:font-style="normal" fo:font-weight="normal" fo:background-color="#ffffff" loext:char-shading-value="0" style:font-name-asian="Courier New2" style:font-name-complex="Courier New2"/>
    </style:style>
    <style:style style:name="T41" style:family="text">
      <style:text-properties fo:font-variant="normal" fo:text-transform="none" style:use-window-font-color="true" loext:opacity="0%" style:font-name="Courier New1" fo:letter-spacing="normal" fo:language="en" fo:country="US" fo:font-style="normal" fo:font-weight="normal" officeooo:rsid="00083dcc" fo:background-color="#ffffff" loext:char-shading-value="0" style:font-name-asian="Courier New2" style:font-name-complex="Courier New2"/>
    </style:style>
    <style:style style:name="T42" style:family="text">
      <style:text-properties fo:font-variant="normal" fo:text-transform="none" style:use-window-font-color="true" loext:opacity="0%" style:font-name="Courier New1" fo:font-size="12pt" fo:letter-spacing="normal" fo:font-style="normal" fo:font-weight="normal" fo:background-color="#ffffff" loext:char-shading-value="0" style:font-name-asian="Courier New2" style:font-size-asian="12pt" style:font-name-complex="Courier New2" style:font-size-complex="12pt"/>
    </style:style>
    <style:style style:name="T43" style:family="text">
      <style:text-properties fo:font-variant="normal" fo:text-transform="none" style:use-window-font-color="true" loext:opacity="0%" style:font-name="Courier New1" fo:font-size="12pt" fo:letter-spacing="normal" fo:language="en" fo:country="US" fo:font-style="normal" fo:font-weight="normal" officeooo:rsid="00083dcc" fo:background-color="#ffffff" loext:char-shading-value="0" style:font-name-asian="Courier New2" style:font-size-asian="12pt" style:font-name-complex="Courier New2" style:font-size-complex="12pt"/>
    </style:style>
    <style:style style:name="T44" style:family="text">
      <style:text-properties fo:font-variant="normal" fo:text-transform="none" fo:letter-spacing="normal" fo:font-style="normal" fo:font-weight="normal" fo:background-color="#ffffff" loext:char-shading-value="0" style:font-name-asian="Courier New2" style:font-name-complex="Courier New2"/>
    </style:style>
    <style:style style:name="T45" style:family="text">
      <style:text-properties fo:font-variant="normal" fo:text-transform="none" fo:color="#000000" loext:opacity="100%" style:font-name="Courier New" fo:font-size="12pt" fo:letter-spacing="normal" fo:font-style="normal" fo:font-weight="normal" fo:background-color="#ffffff" loext:char-shading-value="0" style:font-name-asian="Courier New2" style:font-size-asian="12pt" style:font-name-complex="Courier New2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Московский авиационный институт (национальный исследовательский университет)</text:span></text:p>
      <text:p text:style-name="P8"/>
      <text:p text:style-name="P6"><text:span text:style-name="T26">Институт</text:span><text:span text:style-name="T4"> информационных технологий и прикладной математики </text:span></text:p>
      <text:p text:style-name="P6"><text:span text:style-name="T4">«Кафедра вычислительной математики и программирования»</text:span></text:p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T5">Лабораторная работа по предмету "Операционные системы" №</text:span><text:span text:style-name="T27">4</text:span></text:p>
      <text:p text:style-name="P9"/>
      <text:p text:style-name="P9"/>
      <text:p text:style-name="P9"/>
      <text:p text:style-name="P9"/>
      <text:p text:style-name="P9"/>
      <text:p text:style-name="P9"/>
      <text:p text:style-name="P17"><text:span text:style-name="T2">Студент: </text:span><text:span text:style-name="T29">Личковаха А. С.</text:span></text:p>
      <text:p text:style-name="P17"><text:span text:style-name="T2">Пр</text:span><text:span text:style-name="T28">еподаватель</text:span><text:span text:style-name="T2">: </text:span><text:span text:style-name="T28">Миронов</text:span><text:span text:style-name="T2"> </text:span><text:span text:style-name="T28">Е. С</text:span><text:span text:style-name="T2">.</text:span></text:p>
      <text:p text:style-name="P17"><text:span text:style-name="T2">Группа: М8О-210Б-21</text:span></text:p>
      <text:p text:style-name="P17"><text:span text:style-name="T28">Дата: </text:span><text:span text:style-name="T29">22</text:span><text:span text:style-name="T28">.</text:span><text:span text:style-name="T29">04</text:span><text:span text:style-name="T28">.202</text:span><text:span text:style-name="T29">3</text:span></text:p>
      <text:p text:style-name="P16"><text:span text:style-name="T2">Оценка: <text:s/>______ </text:span></text:p>
      <text:p text:style-name="P16"><text:span text:style-name="T2">Подпись: <text:s/>______ </text:span></text:p>
      <text:p text:style-name="P10"/>
      <text:p text:style-name="P10"/>
      <text:p text:style-name="P10"/>
      <text:h text:style-name="P2" text:outline-level="1"><text:bookmark-start text:name="__RefHeading___Toc3871_94863195"/><text:soft-page-break/><text:span text:style-name="T7">Цель работы</text:span><text:bookmark-end text:name="__RefHeading___Toc3871_94863195"/></text:h>
      <text:p text:style-name="P11"/>
      <text:p text:style-name="Standard"><text:span text:style-name="T9">Приобретение практических навыков в:</text:span></text:p>
      <text:list text:style-name="WWNum1">
        <text:list-item>
          <text:p text:style-name="P4"><text:span text:style-name="T9">Освоение принципов работы с файловыми системами</text:span></text:p>
        </text:list-item>
        <text:list-item>
          <text:p text:style-name="P4"><text:span text:style-name="T10">Обеспечение обмена данных между процессами посредством технологии «</text:span><text:span text:style-name="T12">File</text:span><text:span text:style-name="T10"> </text:span><text:span text:style-name="T12">mapping</text:span><text:span text:style-name="T10">»</text:span></text:p>
        </text:list-item>
      </text:list>
      <text:p text:style-name="P31"/>
      <text:p text:style-name="P31"/>
      <text:h text:style-name="P2" text:outline-level="1"><text:bookmark-start text:name="__RefHeading___Toc3873_94863195"/><text:span text:style-name="T7">Постановка задачи</text:span><text:bookmark-end text:name="__RefHeading___Toc3873_94863195"/></text:h>
      <text:p text:style-name="P12"/>
      <text:p text:style-name="Standard"><text:span text:style-name="T18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span></text:p>
      <text:p text:style-name="Standard"><text:span text:style-name="T18">Необходимо обрабатывать системные ошибки, которые могут возникнуть в результате работы.</text:span></text:p>
      <text:p text:style-name="Standard"><text:span text:style-name="T19">Вариант 1</text:span><text:span text:style-name="T16">3</text:span><text:span text:style-name="T18"> из ЛР2.</text:span></text:p>
      <text:p text:style-name="P13"/>
      <text:p text:style-name="P12"/>
      <text:p text:style-name="P12"/>
      <text:p text:style-name="P12"/>
      <text:h text:style-name="P2" text:outline-level="1"><text:bookmark-start text:name="__RefHeading___Toc3875_94863195"/><text:span text:style-name="T7">Общие сведения о программе</text:span><text:bookmark-end text:name="__RefHeading___Toc3875_94863195"/></text:h>
      <text:p text:style-name="P33"><text:span text:style-name="T15">mmap</text:span><text:span text:style-name="T12"> – c</text:span><text:span text:style-name="T20">вязываем открытый файл с памятью</text:span></text:p>
      <text:p text:style-name="P33"><text:span text:style-name="T15">ftruncate</text:span><text:span text:style-name="T17"> – </text:span><text:span text:style-name="T23">изменяем размер файла перед тем как дописать в него что-то</text:span></text:p>
      <text:p text:style-name="P33"><text:span text:style-name="T15">munmap</text:span><text:span text:style-name="T17"> – </text:span><text:span text:style-name="T23">разрываем связь</text:span></text:p>
      <text:p text:style-name="P33"><text:span text:style-name="T15">fstat</text:span><text:span text:style-name="T17"> – </text:span><text:span text:style-name="T23">обновляем информацию о файле, хранимое значение размера</text:span></text:p>
      <text:p text:style-name="P33"><text:span text:style-name="T15">fork </text:span><text:span text:style-name="T17">– </text:span><text:span text:style-name="T23">создание дочернего процесса </text:span></text:p>
      <text:p text:style-name="P34"/>
      <text:p text:style-name="P32"/>
      <text:h text:style-name="P3" text:outline-level="1"><text:soft-page-break/></text:h>
      <text:h text:style-name="P2" text:outline-level="1"><text:bookmark-start text:name="__RefHeading___Toc3877_94863195"/><text:span text:style-name="T7">Общий алгоритм решения</text:span><text:bookmark-end text:name="__RefHeading___Toc3877_94863195"/></text:h>
      <text:p text:style-name="P32"/>
      <text:p text:style-name="P33"><text:span text:style-name="T11">Считываем от пользователя строки для обработки, записываем их в пустой файл через </text:span><text:span text:style-name="T13">file mapping, </text:span><text:span text:style-name="T21">затем дочерние процессы обрабатывают этот файл (они делят память с родительским), родительский процесс дожидается их завершения и выводит результат. </text:span></text:p>
      <text:p text:style-name="P32"/>
      <text:p text:style-name="P32"/>
      <text:h text:style-name="P2" text:outline-level="1"><text:bookmark-start text:name="__RefHeading___Toc3879_94863195"/><text:span text:style-name="T7">Реализация</text:span><text:bookmark-end text:name="__RefHeading___Toc3879_94863195"/></text:h>
      <text:p text:style-name="P14"/>
      <text:p text:style-name="P22">main.c</text:p>
      <text:p text:style-name="P23">#define _BSD_SOURCE</text:p>
      <text:p text:style-name="P23">#include &lt;stdio.h&gt;</text:p>
      <text:p text:style-name="P23">#include &lt;string.h&gt;</text:p>
      <text:p text:style-name="P23">#include &lt;stdlib.h&gt;</text:p>
      <text:p text:style-name="P23">#include &lt;unistd.h&gt;</text:p>
      <text:p text:style-name="P23">#include &lt;sys/mman.h&gt;</text:p>
      <text:p text:style-name="P23">#include &lt;sys/stat.h&gt;</text:p>
      <text:p text:style-name="P23">#include &lt;semaphore.h&gt;</text:p>
      <text:p text:style-name="P23">#include &lt;fcntl.h&gt;</text:p>
      <text:p text:style-name="P23">#include &lt;errno.h&gt;</text:p>
      <text:p text:style-name="P23">#include &lt;ctype.h&gt;</text:p>
      <text:p text:style-name="P23"/>
      <text:p text:style-name="P23">int main() {</text:p>
      <text:p text:style-name="P23"><text:s text:c="4"/>sem_unlink("_sem");</text:p>
      <text:p text:style-name="P23"><text:s text:c="4"/>sem_t *semaphore = sem_open("_sem", O_CREAT, S_IWUSR | S_IRUSR | S_IRGRP | S_IROTH, 3);</text:p>
      <text:p text:style-name="P23"><text:s text:c="4"/>int value = 3;</text:p>
      <text:p text:style-name="P23"/>
      <text:p text:style-name="P23"><text:s text:c="4"/>int id1 = fork();</text:p>
      <text:p text:style-name="P23"/>
      <text:p text:style-name="P23"><text:s text:c="4"/>if (id1 == 0) {</text:p>
      <text:p text:style-name="P23"><text:s text:c="8"/>if (sem_close(semaphore) != 0) {</text:p>
      <text:p text:style-name="P23"><text:s text:c="12"/>perror("sem_close error");</text:p>
      <text:p text:style-name="P23"><text:s text:c="8"/>}</text:p>
      <text:p text:style-name="P23"><text:s text:c="8"/>execlp("./child1", "./child1", NULL);</text:p>
      <text:p text:style-name="P23"/>
      <text:p text:style-name="P23"><text:s text:c="4"/>} else {</text:p>
      <text:p text:style-name="P23"><text:s text:c="8"/>int id2 = fork();</text:p>
      <text:p text:style-name="P23"><text:soft-page-break/></text:p>
      <text:p text:style-name="P23"><text:s text:c="8"/>if (id2 == 0) {</text:p>
      <text:p text:style-name="P23"><text:s text:c="12"/>if (sem_close(semaphore) != 0) {</text:p>
      <text:p text:style-name="P23"><text:s text:c="16"/>perror("sem_close error");</text:p>
      <text:p text:style-name="P23"><text:s text:c="12"/>}</text:p>
      <text:p text:style-name="P23"><text:s text:c="12"/>execlp("./child2", "./child2", NULL);</text:p>
      <text:p text:style-name="P23"><text:s text:c="8"/>}</text:p>
      <text:p text:style-name="P23"/>
      <text:p text:style-name="P23"><text:s text:c="8"/>while (1) {</text:p>
      <text:p text:style-name="P23"><text:s text:c="12"/>if (sem_getvalue(semaphore, &amp;value) != 0) {</text:p>
      <text:p text:style-name="P23"><text:s text:c="16"/>perror("sem_getvalue error");</text:p>
      <text:p text:style-name="P23"><text:s text:c="12"/>}</text:p>
      <text:p text:style-name="P23"><text:s text:c="12"/></text:p>
      <text:p text:style-name="P23"/>
      <text:p text:style-name="P23"><text:s text:c="12"/>if (value == 3) {</text:p>
      <text:p text:style-name="P23"><text:s text:c="16"/>printf("It's Parent process!\n\n");</text:p>
      <text:p text:style-name="P23"/>
      <text:p text:style-name="P23"><text:s text:c="16"/>char *string = (char *)calloc(1, sizeof(char));</text:p>
      <text:p text:style-name="P23"><text:s text:c="16"/>int size = 0;</text:p>
      <text:p text:style-name="P23"><text:s text:c="16"/>char c;</text:p>
      <text:p text:style-name="P23"/>
      <text:p text:style-name="P23"><text:s text:c="16"/>while ((c = getchar()) != '\n') {</text:p>
      <text:p text:style-name="P23"><text:s text:c="20"/>if (c == EOF) { <text:s text:c="2"/></text:p>
      <text:p text:style-name="P23"><text:s text:c="24"/>int fd = shm_open("_back", O_RDWR | O_CREAT, S_IWUSR | S_IRUSR | S_IRGRP | S_IROTH);</text:p>
      <text:p text:style-name="P23"><text:s text:c="24"/>ftruncate(fd, 1);</text:p>
      <text:p text:style-name="P23"><text:s text:c="24"/>char *mapped = (char *) mmap(NULL, 1, PROT_READ | PROT_WRITE, MAP_SHARED, fd, 0);</text:p>
      <text:p text:style-name="P23"><text:s text:c="24"/></text:p>
      <text:p text:style-name="P23"><text:s text:c="24"/>memset(mapped, '\0', 1);</text:p>
      <text:p text:style-name="P23"><text:s text:c="24"/>sprintf(mapped, "%c", '\0');</text:p>
      <text:p text:style-name="P23"/>
      <text:p text:style-name="P23"><text:s text:c="24"/>if (sem_wait(semaphore) != 0) {</text:p>
      <text:p text:style-name="P23"><text:s text:c="28"/>perror("sem_wait error");</text:p>
      <text:p text:style-name="P23"><text:s text:c="24"/>}</text:p>
      <text:p text:style-name="P23"><text:s text:c="24"/>if (sem_close(semaphore) != 0) {</text:p>
      <text:p text:style-name="P23"><text:s text:c="28"/>perror("sem_close error");</text:p>
      <text:p text:style-name="P23"><text:s text:c="24"/>}</text:p>
      <text:p text:style-name="P23"/>
      <text:p text:style-name="P23"><text:s text:c="24"/>return 0;</text:p>
      <text:p text:style-name="P23"><text:s text:c="20"/>}</text:p>
      <text:p text:style-name="P23"/>
      <text:p text:style-name="P23"><text:s text:c="20"/>string[size] = c;</text:p>
      <text:p text:style-name="P23"><text:s text:c="20"/>string = (char *)realloc(string, (++size + 1) * sizeof(char));</text:p>
      <text:p text:style-name="P23"><text:s text:c="16"/>}</text:p>
      <text:p text:style-name="P23"/>
      <text:p text:style-name="P23"><text:s text:c="16"/>string[size++] = '\0';</text:p>
      <text:p text:style-name="P23"/>
      <text:p text:style-name="P23"><text:s text:c="16"/>int fd = shm_open("_back", O_RDWR | O_CREAT, S_IWUSR | S_IRUSR | S_IRGRP | S_IROTH);</text:p>
      <text:p text:style-name="P23"><text:soft-page-break/><text:s text:c="16"/>ftruncate(fd, size);</text:p>
      <text:p text:style-name="P23"><text:s text:c="16"/>char *mapped = (char *) mmap(NULL, size, PROT_READ | PROT_WRITE, MAP_SHARED, fd, 0);</text:p>
      <text:p text:style-name="P23"/>
      <text:p text:style-name="P23"><text:s text:c="16"/>memset(mapped, '\0', size);</text:p>
      <text:p text:style-name="P23"><text:s text:c="16"/>sprintf(mapped, "%s", string);</text:p>
      <text:p text:style-name="P23"><text:s text:c="16"/>close(fd);</text:p>
      <text:p text:style-name="P23"/>
      <text:p text:style-name="P23"><text:s text:c="16"/>if (sem_wait(semaphore) != 0) {</text:p>
      <text:p text:style-name="P23"><text:s text:c="20"/>perror("sem_wait error");</text:p>
      <text:p text:style-name="P23"><text:s text:c="16"/>}</text:p>
      <text:p text:style-name="P23"><text:s text:c="12"/>}</text:p>
      <text:p text:style-name="P23"/>
      <text:p text:style-name="P23"><text:s text:c="12"/>if (value == 0) {</text:p>
      <text:p text:style-name="P23"><text:s text:c="16"/>int fd = shm_open("_back", O_RDWR | O_CREAT, S_IWUSR | S_IRUSR | S_IRGRP | S_IROTH);</text:p>
      <text:p text:style-name="P23"><text:s text:c="16"/>struct stat statBuf;</text:p>
      <text:p text:style-name="P23"/>
      <text:p text:style-name="P23"><text:s text:c="16"/>fstat(fd, &amp;statBuf);</text:p>
      <text:p text:style-name="P23"/>
      <text:p text:style-name="P23"><text:s text:c="16"/>int size = statBuf.st_size;</text:p>
      <text:p text:style-name="P23"><text:s text:c="16"/>char *mapped = (char *) mmap(NULL, size, PROT_READ | PROT_WRITE, MAP_SHARED, fd, 0);</text:p>
      <text:p text:style-name="P23"/>
      <text:p text:style-name="P23"><text:s text:c="16"/>printf("%s\n\n", mapped);</text:p>
      <text:p text:style-name="P23"/>
      <text:p text:style-name="P23"><text:s text:c="16"/>close(fd);</text:p>
      <text:p text:style-name="P23"><text:s text:c="16"/>munmap(mapped, size);</text:p>
      <text:p text:style-name="P23"/>
      <text:p text:style-name="P23"><text:s text:c="16"/>if (sem_post(semaphore) != 0) {</text:p>
      <text:p text:style-name="P23"><text:s text:c="20"/>perror("sem_post error");</text:p>
      <text:p text:style-name="P23"><text:s text:c="16"/>}</text:p>
      <text:p text:style-name="P23"><text:s text:c="16"/>if (sem_post(semaphore) != 0) {</text:p>
      <text:p text:style-name="P23"><text:s text:c="20"/>perror("sem_post error");</text:p>
      <text:p text:style-name="P23"><text:s text:c="16"/>}</text:p>
      <text:p text:style-name="P23"><text:s text:c="16"/>if (sem_post(semaphore) != 0) {</text:p>
      <text:p text:style-name="P23"><text:s text:c="20"/>perror("sem_post error");</text:p>
      <text:p text:style-name="P23"><text:s text:c="16"/>}</text:p>
      <text:p text:style-name="P23"><text:s text:c="12"/>}</text:p>
      <text:p text:style-name="P23"><text:s text:c="8"/>}</text:p>
      <text:p text:style-name="P23"><text:s text:c="4"/>}</text:p>
      <text:p text:style-name="P23"/>
      <text:p text:style-name="P23"><text:s text:c="4"/>sem_close(semaphore);</text:p>
      <text:p text:style-name="P23"/>
      <text:p text:style-name="P23"><text:s text:c="4"/>return 0;</text:p>
      <text:p text:style-name="P23">}</text:p>
      <text:p text:style-name="P26"><text:span text:style-name="T33">}<text:line-break/><text:line-break/></text:span><text:span text:style-name="T30">child</text:span><text:span text:style-name="T31">1</text:span><text:span text:style-name="T30">.c</text:span></text:p>
      <text:p text:style-name="P22"/>
      <text:p text:style-name="P25"><text:soft-page-break/>#define _BSD_SOURCE</text:p>
      <text:p text:style-name="P25">#include &lt;stdio.h&gt;</text:p>
      <text:p text:style-name="P25">#include &lt;string.h&gt;</text:p>
      <text:p text:style-name="P25">#include &lt;stdlib.h&gt;</text:p>
      <text:p text:style-name="P25">#include &lt;unistd.h&gt;</text:p>
      <text:p text:style-name="P25">#include &lt;sys/mman.h&gt;</text:p>
      <text:p text:style-name="P25">#include &lt;sys/stat.h&gt;</text:p>
      <text:p text:style-name="P25">#include &lt;semaphore.h&gt;</text:p>
      <text:p text:style-name="P25">#include &lt;fcntl.h&gt;</text:p>
      <text:p text:style-name="P25">#include &lt;errno.h&gt;</text:p>
      <text:p text:style-name="P25">#include &lt;ctype.h&gt;</text:p>
      <text:p text:style-name="P21"/>
      <text:p text:style-name="P25">int main() {</text:p>
      <text:p text:style-name="P25"><text:s text:c="4"/>sem_t *semaphore = sem_open("_sem", O_CREAT, S_IWUSR | S_IRUSR | S_IRGRP | S_IROTH, 0);</text:p>
      <text:p text:style-name="P25"><text:s text:c="4"/>int value = 0;</text:p>
      <text:p text:style-name="P25"><text:s text:c="4"/>int flag = 1;</text:p>
      <text:p text:style-name="P21"/>
      <text:p text:style-name="P25"><text:s text:c="4"/>while (flag) {</text:p>
      <text:p text:style-name="P25"><text:s text:c="8"/>if (sem_getvalue(semaphore, &amp;value) != 0) {</text:p>
      <text:p text:style-name="P25"><text:s text:c="12"/>perror("sem_getvalue error");</text:p>
      <text:p text:style-name="P25"><text:s text:c="8"/>}</text:p>
      <text:p text:style-name="P21"/>
      <text:p text:style-name="P25"><text:s text:c="8"/>if (value == 2) {</text:p>
      <text:p text:style-name="P25"><text:s text:c="12"/>int fd = shm_open("_back", O_RDWR | O_CREAT, S_IWUSR | S_IRUSR | S_IRGRP | S_IROTH);</text:p>
      <text:p text:style-name="P25"><text:s text:c="12"/>struct stat statBuf;</text:p>
      <text:p text:style-name="P25"><text:s text:c="12"/>fstat(fd, &amp;statBuf);</text:p>
      <text:p text:style-name="P25"><text:s text:c="12"/>int size = statBuf.st_size;</text:p>
      <text:p text:style-name="P25"><text:s text:c="12"/>char *mapped = (char *) mmap(NULL, size, PROT_READ | PROT_WRITE, MAP_SHARED, fd, 0);</text:p>
      <text:p text:style-name="P21"/>
      <text:p text:style-name="P25"><text:s text:c="12"/>if (mapped[0] == '\0') {</text:p>
      <text:p text:style-name="P25"><text:s text:c="16"/>if (sem_wait(semaphore) != 0) {</text:p>
      <text:p text:style-name="P25"><text:s text:c="20"/>perror("sem_wait error");</text:p>
      <text:p text:style-name="P25"><text:s text:c="16"/>}</text:p>
      <text:p text:style-name="P25"><text:s text:c="16"/></text:p>
      <text:p text:style-name="P25"><text:s text:c="16"/>usleep(00150000);</text:p>
      <text:p text:style-name="P25"><text:s text:c="16"/>munmap(mapped, size);</text:p>
      <text:p text:style-name="P25"><text:s text:c="16"/>close(fd); <text:s text:c="19"/></text:p>
      <text:p text:style-name="P25"><text:s text:c="16"/>flag = 0;</text:p>
      <text:p text:style-name="P25"><text:s text:c="12"/>}</text:p>
      <text:p text:style-name="P21"/>
      <text:p text:style-name="P25"><text:s text:c="12"/>char *buf = (char *) malloc(size);</text:p>
      <text:p text:style-name="P25"><text:s text:c="12"/>sprintf(buf, "%s", mapped);</text:p>
      <text:p text:style-name="P21"/>
      <text:p text:style-name="P25"><text:s text:c="12"/>for (int i = 0; i &lt; size; i++) {</text:p>
      <text:p text:style-name="P25"><text:tab/><text:tab/><text:tab/> <text:s text:c="3"/>buf[i] = tolower(buf[i]);</text:p>
      <text:p text:style-name="P25"><text:tab/><text:tab/> <text:s text:c="3"/>}</text:p>
      <text:p text:style-name="P21"/>
      <text:p text:style-name="P25"><text:soft-page-break/><text:s text:c="12"/>memset(mapped, '\0', size);</text:p>
      <text:p text:style-name="P25"><text:s text:c="12"/>sprintf(mapped, "%s", buf);</text:p>
      <text:p text:style-name="P25"><text:s text:c="12"/>munmap(mapped, size);</text:p>
      <text:p text:style-name="P25"><text:s text:c="12"/>close(fd);</text:p>
      <text:p text:style-name="P21"/>
      <text:p text:style-name="P25"><text:s text:c="12"/>if (sem_wait(semaphore) != 0) {</text:p>
      <text:p text:style-name="P25"><text:s text:c="16"/>perror("sem_wait error");</text:p>
      <text:p text:style-name="P25"><text:s text:c="12"/>}</text:p>
      <text:p text:style-name="P21"/>
      <text:p text:style-name="P25"><text:s text:c="12"/>usleep(00150000);</text:p>
      <text:p text:style-name="P25"><text:s text:c="8"/>}</text:p>
      <text:p text:style-name="P25"><text:s text:c="4"/>}</text:p>
      <text:p text:style-name="P21"/>
      <text:p text:style-name="P25"><text:s text:c="4"/>if (sem_close(semaphore) != 0) {</text:p>
      <text:p text:style-name="P25"><text:s text:c="8"/>perror("sem_close error");</text:p>
      <text:p text:style-name="P25"><text:s text:c="4"/>}</text:p>
      <text:p text:style-name="P25"><text:s text:c="4"/></text:p>
      <text:p text:style-name="P25"><text:s text:c="4"/>return 0;</text:p>
      <text:p text:style-name="P25">}</text:p>
      <text:p text:style-name="P27"><text:span text:style-name="T30">child</text:span><text:span text:style-name="T31">2</text:span><text:span text:style-name="T30">.c</text:span><text:span text:style-name="T32"><text:line-break/></text:span></text:p>
      <text:p text:style-name="P20">#define _BSD_SOURCE</text:p>
      <text:p text:style-name="P20">#include &lt;stdio.h&gt;</text:p>
      <text:p text:style-name="P20">#include &lt;string.h&gt;</text:p>
      <text:p text:style-name="P20">#include &lt;stdlib.h&gt;</text:p>
      <text:p text:style-name="P20">#include &lt;unistd.h&gt;</text:p>
      <text:p text:style-name="P20">#include &lt;sys/mman.h&gt;</text:p>
      <text:p text:style-name="P20">#include &lt;sys/stat.h&gt;</text:p>
      <text:p text:style-name="P20">#include &lt;semaphore.h&gt;</text:p>
      <text:p text:style-name="P20">#include &lt;fcntl.h&gt;</text:p>
      <text:p text:style-name="P20">#include &lt;errno.h&gt;</text:p>
      <text:p text:style-name="P20">#include &lt;ctype.h&gt;</text:p>
      <text:p text:style-name="P20"/>
      <text:p text:style-name="P20">int main()</text:p>
      <text:p text:style-name="P20">{</text:p>
      <text:p text:style-name="P20"><text:soft-page-break/><text:s text:c="4"/>sem_t *semaphore = sem_open("_sem", O_CREAT, S_IWUSR | S_IRUSR | S_IRGRP | S_IROTH, 0);</text:p>
      <text:p text:style-name="P20"/>
      <text:p text:style-name="P20"><text:s text:c="4"/>int value = 0;</text:p>
      <text:p text:style-name="P20"><text:s text:c="4"/>int flag = 1;</text:p>
      <text:p text:style-name="P20"/>
      <text:p text:style-name="P20"><text:s text:c="4"/>while (flag) {</text:p>
      <text:p text:style-name="P20"><text:s text:c="8"/>if (sem_getvalue(semaphore, &amp;value) != 0) {</text:p>
      <text:p text:style-name="P20"><text:s text:c="12"/>perror("sem_getvalue error");</text:p>
      <text:p text:style-name="P20"><text:s text:c="8"/>}</text:p>
      <text:p text:style-name="P20"/>
      <text:p text:style-name="P20"><text:s text:c="8"/>if (value == 1) {</text:p>
      <text:p text:style-name="P20"><text:s text:c="12"/>int fd = shm_open("_back", O_RDWR | O_CREAT, S_IWUSR | S_IRUSR | S_IRGRP | S_IROTH);</text:p>
      <text:p text:style-name="P20"><text:s text:c="12"/>struct stat statBuf;</text:p>
      <text:p text:style-name="P20"><text:s text:c="12"/>fstat(fd, &amp;statBuf);</text:p>
      <text:p text:style-name="P20"><text:s text:c="12"/>int size = statBuf.st_size;</text:p>
      <text:p text:style-name="P20"><text:s text:c="12"/>char *mapped = (char *) mmap(NULL, size, PROT_READ | PROT_WRITE, MAP_SHARED, fd, 0);</text:p>
      <text:p text:style-name="P20"/>
      <text:p text:style-name="P20"><text:s text:c="12"/>if (mapped[0] == '\0') {</text:p>
      <text:p text:style-name="P20"><text:s text:c="16"/>if (sem_wait(semaphore) != 0) {</text:p>
      <text:p text:style-name="P20"><text:s text:c="20"/>perror("sem_wait error");</text:p>
      <text:p text:style-name="P20"><text:s text:c="16"/>}</text:p>
      <text:p text:style-name="P20"/>
      <text:p text:style-name="P20"><text:s text:c="16"/>usleep(00150000);</text:p>
      <text:p text:style-name="P20"><text:s text:c="16"/>munmap(mapped, size);</text:p>
      <text:p text:style-name="P20"><text:s text:c="16"/>close(fd); <text:s text:c="19"/></text:p>
      <text:p text:style-name="P20"><text:soft-page-break/><text:s text:c="16"/>flag = 0;</text:p>
      <text:p text:style-name="P20"><text:s text:c="12"/>}</text:p>
      <text:p text:style-name="P20"/>
      <text:p text:style-name="P20"><text:s text:c="12"/>char *buf = (char *) malloc(size);</text:p>
      <text:p text:style-name="P20"><text:s text:c="12"/>sprintf(buf, "%s", mapped);</text:p>
      <text:p text:style-name="P20"><text:s text:c="12"/>char *string = (char *)calloc(1, sizeof(char));</text:p>
      <text:p text:style-name="P20"><text:s text:c="12"/>int sizeNew = size;</text:p>
      <text:p text:style-name="P20"><text:s text:c="12"/>size = 0;</text:p>
      <text:p text:style-name="P20"><text:s text:c="12"/>int cnt = 0;</text:p>
      <text:p text:style-name="P20"><text:s text:c="12"/>string[size] = buf[0];</text:p>
      <text:p text:style-name="P20"><text:s text:c="12"/>string = (char *)realloc(string, (++size + 1) * sizeof(char));</text:p>
      <text:p text:style-name="P20"/>
      <text:p text:style-name="P20"><text:s text:c="12"/>for (int i = 1; i &lt; sizeNew; i++) {</text:p>
      <text:p text:style-name="P20"><text:s text:c="16"/>if (buf[i] == ' ') {</text:p>
      <text:p text:style-name="P20"><text:s text:c="20"/>buf[i] = '_';</text:p>
      <text:p text:style-name="P20"><text:s text:c="20"/>string[size] = buf[i];</text:p>
      <text:p text:style-name="P20"><text:s text:c="20"/>string = (char *)realloc(string, (++size + 1) * sizeof(char)); <text:s/></text:p>
      <text:p text:style-name="P20"><text:s text:c="16"/>} else {</text:p>
      <text:p text:style-name="P20"><text:s text:c="20"/>string[size] = buf[i];</text:p>
      <text:p text:style-name="P20"><text:s text:c="20"/>string = (char *)realloc(string, (++size + 1) * sizeof(char));</text:p>
      <text:p text:style-name="P20"><text:s text:c="16"/>} <text:s/></text:p>
      <text:p text:style-name="P20"><text:s text:c="12"/>}</text:p>
      <text:p text:style-name="P20"/>
      <text:p text:style-name="P20"><text:s text:c="12"/>string[size++] = '\0';</text:p>
      <text:p text:style-name="P20"><text:s text:c="12"/>ftruncate(fd, size);</text:p>
      <text:p text:style-name="P20"><text:soft-page-break/><text:s text:c="12"/>memset(mapped, '\0', size);</text:p>
      <text:p text:style-name="P20"><text:s text:c="12"/>sprintf(mapped, "%s", string);</text:p>
      <text:p text:style-name="P20"><text:s text:c="12"/>munmap(mapped, size);</text:p>
      <text:p text:style-name="P20"><text:s text:c="12"/>close(fd);</text:p>
      <text:p text:style-name="P20"/>
      <text:p text:style-name="P20"><text:s text:c="12"/>if (sem_wait(semaphore) != 0) {</text:p>
      <text:p text:style-name="P20"><text:s text:c="16"/>perror("sem_wait error");</text:p>
      <text:p text:style-name="P20"><text:s text:c="12"/>}</text:p>
      <text:p text:style-name="P20"><text:s text:c="12"/>usleep(00150000);</text:p>
      <text:p text:style-name="P20"><text:s text:c="8"/>}</text:p>
      <text:p text:style-name="P20"><text:s text:c="4"/>}</text:p>
      <text:p text:style-name="P20"><text:s text:c="4"/>if (sem_close(semaphore) != 0) {</text:p>
      <text:p text:style-name="P20"><text:s text:c="8"/>perror("sem_close error");</text:p>
      <text:p text:style-name="P20"><text:s text:c="4"/>}</text:p>
      <text:p text:style-name="P20"><text:s text:c="4"/>return 0;</text:p>
      <text:p text:style-name="P20"><text:span text:style-name="T38">}</text:span></text:p>
      <text:p text:style-name="P15"/>
      <text:p text:style-name="P15"/>
      <text:p text:style-name="P18"/>
      <text:h text:style-name="P2" text:outline-level="1"><text:bookmark-start text:name="__RefHeading___Toc3881_94863195"/><text:span text:style-name="T6">Пример</text:span><text:span text:style-name="T8"> </text:span><text:span text:style-name="T6">работы</text:span><text:bookmark-end text:name="__RefHeading___Toc3881_94863195"/></text:h>
      <text:p text:style-name="P19"/>
      <text:p text:style-name="P19"/>
      <text:p text:style-name="P19"/>
      <text:p text:style-name="P28"><text:a xlink:type="simple" xlink:href="mailto:kiwi@LAPTOP-KIWI" text:style-name="Internet_20_link" text:visited-style-name="Visited_20_Internet_20_Link">kiwi@LAPTOP-KIWI</text:a><text:span text:style-name="T40">:~/</text:span><text:span text:style-name="T41">4</text:span><text:span text:style-name="T40">$ </text:span><text:span text:style-name="T44">gcc -std=c99 -pedantic -Wall child1.c -o child1 </text:span></text:p>
      <text:p text:style-name="P28"><text:a xlink:type="simple" xlink:href="mailto:kiwi@LAPTOP-KIWI" text:style-name="Internet_20_link" text:visited-style-name="Visited_20_Internet_20_Link">kiwi@LAPTOP-KIWI</text:a><text:span text:style-name="T40">:~/</text:span><text:span text:style-name="T41">4</text:span><text:span text:style-name="T40">$ </text:span><text:span text:style-name="T44">gcc -std=c99 -pedantic -Wall child2.c -o child2 </text:span></text:p>
      <text:p text:style-name="P26"><text:a xlink:type="simple" xlink:href="mailto:kiwi@LAPTOP-KIWI" text:style-name="Internet_20_link" text:visited-style-name="Visited_20_Internet_20_Link">kiwi@LAPTOP-KIWI</text:a><text:span text:style-name="T42">:~/</text:span><text:span text:style-name="T43">4</text:span><text:span text:style-name="T42">$ </text:span><text:span text:style-name="T45">gcc -std=c99 -pedantic -Wall main.c </text:span></text:p>
      <text:p text:style-name="P29"><text:a xlink:type="simple" xlink:href="mailto:kiwi@LAPTOP-KIWI" text:style-name="Internet_20_link" text:visited-style-name="Visited_20_Internet_20_Link">kiwi@LAPTOP-KIWI</text:a><text:span text:style-name="T35">:~/4$ ./main</text:span></text:p>
      <text:p text:style-name="P24">It's Parent process!</text:p>
      <text:p text:style-name="P24"/>
      <text:p text:style-name="P24">CSCWh hjv <text:s text:c="2"/>gscs SCsv</text:p>
      <text:p text:style-name="P30"><text:span text:style-name="T34">cscwh_hjv___gscs_scsv</text:span><text:span text:style-name="T39"> <text:line-break/></text:span></text:p>
      <text:h text:style-name="P2" text:outline-level="1"><text:bookmark-start text:name="__RefHeading___Toc3883_94863195"/><text:soft-page-break/><text:span text:style-name="T7">Вывод</text:span><text:bookmark-end text:name="__RefHeading___Toc3883_94863195"/></text:h>
      <text:p text:style-name="P11"/>
      <text:p text:style-name="P5"><text:span text:style-name="T9">Я научился работать с технологией </text:span><text:span text:style-name="T14">file mapping </text:span><text:span text:style-name="T22">на языке Си в среде </text:span><text:span text:style-name="T14">UNIX. </text:span><text:span text:style-name="T22">Построил обмен данными между процессами через </text:span><text:span text:style-name="T14">memory-mapped files. </text:span><text:span text:style-name="T22">Эта технология также позволяет удобно обрабатывать файлы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Courier New3" svg:font-family="'Courier New'" style:font-adornments="Обычный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9cm" fo:margin-bottom="0.199cm" style:contextual-spacing="false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3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3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3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Москва 2022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09:09:00</meta:creation-date>
    <meta:initial-creator>Mike</meta:initial-creator>
    <dc:language>ru-RU</dc:language>
    <dc:date>2023-04-21T15:46:57.036000000</dc:date>
    <meta:editing-cycles>48</meta:editing-cycles>
    <meta:editing-duration>PT2H15M26S</meta:editing-duration>
    <meta:generator>LibreOffice/7.4.2.3$Windows_X86_64 LibreOffice_project/382eef1f22670f7f4118c8c2dd222ec7ad009daf</meta:generator>
    <meta:document-statistic meta:table-count="0" meta:image-count="0" meta:object-count="0" meta:page-count="11" meta:paragraph-count="260" meta:word-count="1011" meta:character-count="9407" meta:non-whitespace-character-count="6249"/>
    <meta:user-defined meta:name="AppVersion">15.0000</meta:user-defined>
    <meta:user-defined meta:name="Company">diakov.ne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